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in" table:align="left"/>
    </style:style>
    <style:style style:name="Table1.A" style:family="table-column">
      <style:table-column-properties style:column-width="1.275in"/>
    </style:style>
    <style:style style:name="Table1.B" style:family="table-column">
      <style:table-column-properties style:column-width="0.575in"/>
    </style:style>
    <style:style style:name="Table1.C" style:family="table-column">
      <style:table-column-properties style:column-width="0.7035in"/>
    </style:style>
    <style:style style:name="Table1.D" style:family="table-column">
      <style:table-column-properties style:column-width="0.6382in"/>
    </style:style>
    <style:style style:name="Table1.E" style:family="table-column">
      <style:table-column-properties style:column-width="0.7021in"/>
    </style:style>
    <style:style style:name="Table1.F" style:family="table-column">
      <style:table-column-properties style:column-width="0.7028in"/>
    </style:style>
    <style:style style:name="Table1.H" style:family="table-column">
      <style:table-column-properties style:column-width="0.7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in" table:align="left"/>
    </style:style>
    <style:style style:name="Table2.A" style:family="table-column">
      <style:table-column-properties style:column-width="1.141in"/>
    </style:style>
    <style:style style:name="Table2.B" style:family="table-column">
      <style:table-column-properties style:column-width="0.5153in"/>
    </style:style>
    <style:style style:name="Table2.C" style:family="table-column">
      <style:table-column-properties style:column-width="0.6299in"/>
    </style:style>
    <style:style style:name="Table2.D" style:family="table-column">
      <style:table-column-properties style:column-width="0.5715in"/>
    </style:style>
    <style:style style:name="Table2.E" style:family="table-column">
      <style:table-column-properties style:column-width="0.6285in"/>
    </style:style>
    <style:style style:name="Table2.F" style:family="table-column">
      <style:table-column-properties style:column-width="0.6292in"/>
    </style:style>
    <style:style style:name="Table2.I" style:family="table-column">
      <style:table-column-properties style:column-width="0.62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0.6625in"/>
    </style:style>
    <style:style style:name="Table3.C" style:family="table-column">
      <style:table-column-properties style:column-width="0.7035in"/>
    </style:style>
    <style:style style:name="Table3.D" style:family="table-column">
      <style:table-column-properties style:column-width="0.6382in"/>
    </style:style>
    <style:style style:name="Table3.E" style:family="table-column">
      <style:table-column-properties style:column-width="0.7021in"/>
    </style:style>
    <style:style style:name="Table3.F" style:family="table-column">
      <style:table-column-properties style:column-width="0.7028in"/>
    </style:style>
    <style:style style:name="Table3.H" style:family="table-column">
      <style:table-column-properties style:column-width="0.701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8125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0.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4" style:family="table">
      <style:table-properties style:width="6in" table:align="left"/>
    </style:style>
    <style:style style:name="Table4.A" style:family="table-column">
      <style:table-column-properties style:column-width="1.141in"/>
    </style:style>
    <style:style style:name="Table4.B" style:family="table-column">
      <style:table-column-properties style:column-width="0.5153in"/>
    </style:style>
    <style:style style:name="Table4.C" style:family="table-column">
      <style:table-column-properties style:column-width="0.6299in"/>
    </style:style>
    <style:style style:name="Table4.D" style:family="table-column">
      <style:table-column-properties style:column-width="0.5715in"/>
    </style:style>
    <style:style style:name="Table4.E" style:family="table-column">
      <style:table-column-properties style:column-width="0.6285in"/>
    </style:style>
    <style:style style:name="Table4.F" style:family="table-column">
      <style:table-column-properties style:column-width="0.6292in"/>
    </style:style>
    <style:style style:name="Table4.I" style:family="table-column">
      <style:table-column-properties style:column-width="0.627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25in" table:align="left"/>
    </style:style>
    <style:style style:name="Table6.A" style:family="table-column">
      <style:table-column-properties style:column-width="1.125in"/>
    </style:style>
    <style:style style:name="Table6.B" style:family="table-column">
      <style:table-column-properties style:column-width="0.5in"/>
    </style:style>
    <style:style style:name="Table6.C" style:family="table-column">
      <style:table-column-properties style:column-width="0.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16d19d" style:font-size-asian="11pt" style:font-size-complex="11pt"/>
    </style:style>
    <style:style style:name="P3" style:family="paragraph" style:parent-style-name="Standard">
      <style:text-properties fo:font-size="11pt" officeooo:paragraph-rsid="001896dc" style:font-size-asian="11pt" style:font-size-complex="11pt"/>
    </style:style>
    <style:style style:name="P4" style:family="paragraph" style:parent-style-name="Standard">
      <style:text-properties fo:font-size="11pt" officeooo:rsid="001a453f" officeooo:paragraph-rsid="001a453f" style:font-size-asian="11pt" style:font-size-complex="11pt"/>
    </style:style>
    <style:style style:name="P5" style:family="paragraph" style:parent-style-name="Standard">
      <style:text-properties fo:font-size="11pt" officeooo:rsid="001a453f" officeooo:paragraph-rsid="001c37c8" style:font-size-asian="11pt" style:font-size-complex="11pt"/>
    </style:style>
    <style:style style:name="P6" style:family="paragraph" style:parent-style-name="Standard">
      <style:text-properties fo:font-size="11pt" officeooo:rsid="001a453f" officeooo:paragraph-rsid="001e7798" style:font-size-asian="11pt" style:font-size-complex="11pt"/>
    </style:style>
    <style:style style:name="P7" style:family="paragraph" style:parent-style-name="Standard">
      <style:text-properties fo:font-size="11pt" officeooo:paragraph-rsid="001c37c8" style:font-size-asian="11pt" style:font-size-complex="11pt"/>
    </style:style>
    <style:style style:name="P8" style:family="paragraph" style:parent-style-name="Standard">
      <style:text-properties fo:font-size="11pt" officeooo:rsid="001e4679" style:font-size-asian="11pt" style:font-size-complex="11pt"/>
    </style:style>
    <style:style style:name="P9" style:family="paragraph" style:parent-style-name="Standard">
      <style:text-properties fo:font-size="11pt" officeooo:paragraph-rsid="001e7798" style:font-size-asian="11pt" style:font-size-complex="11pt"/>
    </style:style>
    <style:style style:name="P1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1a453f" officeooo:paragraph-rsid="001a453f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1a453f" officeooo:paragraph-rsid="001c37c8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1a453f" officeooo:paragraph-rsid="001e7798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16d19d" officeooo:paragraph-rsid="0016d19d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Courier" fo:font-size="9pt" style:font-size-asian="9pt" style:font-size-complex="9pt"/>
    </style:style>
    <style:style style:name="P16" style:family="paragraph" style:parent-style-name="Standard">
      <style:text-properties style:font-name="Courier" fo:font-size="9pt" officeooo:paragraph-rsid="001d1488" style:font-size-asian="9pt" style:font-size-complex="9pt"/>
    </style:style>
    <style:style style:name="P17" style:family="paragraph" style:parent-style-name="Standard">
      <style:text-properties style:font-name="Courier" fo:font-size="9pt" officeooo:rsid="001a453f" officeooo:paragraph-rsid="001d1488" style:font-size-asian="9pt" style:font-size-complex="9pt"/>
    </style:style>
    <style:style style:name="P18" style:family="paragraph" style:parent-style-name="Standard">
      <style:text-properties style:font-name="Courier" fo:font-size="9pt" officeooo:rsid="001a453f" officeooo:paragraph-rsid="001e7798" style:font-size-asian="9pt" style:font-size-complex="9pt"/>
    </style:style>
    <style:style style:name="P19" style:family="paragraph" style:parent-style-name="Standard">
      <style:text-properties style:font-name="Courier" fo:font-size="9pt" officeooo:paragraph-rsid="001e7798" style:font-size-asian="9pt" style:font-size-complex="9pt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" fo:font-size="9pt" style:font-size-asian="9pt" style:font-size-complex="9pt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" fo:font-size="9pt" officeooo:paragraph-rsid="001896dc" style:font-size-asian="9pt" style:font-size-complex="9pt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Courier" fo:font-size="9pt" fo:background-color="#cccccc" style:font-size-asian="9pt" style:font-size-complex="9pt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Courier" fo:font-size="9pt" officeooo:paragraph-rsid="001a453f" fo:background-color="#cccccc" style:font-size-asian="9pt" style:font-size-complex="9pt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style:font-name="Courier" fo:font-size="9pt" style:font-size-asian="9pt" style:font-size-complex="9pt"/>
    </style:style>
    <style:style style:name="P25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26" style:family="paragraph" style:parent-style-name="Standard">
      <style:paragraph-properties fo:break-before="page"/>
      <style:text-properties fo:font-size="11pt" officeooo:paragraph-rsid="0016d19d" style:font-size-asian="11pt" style:font-size-complex="11pt"/>
    </style:style>
    <style:style style:name="P27" style:family="paragraph" style:parent-style-name="Table_20_Contents">
      <style:text-properties fo:font-size="11pt" officeooo:rsid="001a453f" officeooo:paragraph-rsid="001a453f" style:font-size-asian="11pt" style:font-size-complex="11pt"/>
    </style:style>
    <style:style style:name="P28" style:family="paragraph" style:parent-style-name="Table_20_Contents">
      <style:text-properties fo:font-size="11pt" officeooo:rsid="001a453f" officeooo:paragraph-rsid="001e7798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officeooo:rsid="001c37c8" officeooo:paragraph-rsid="001c37c8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1c37c8" officeooo:paragraph-rsid="001e7798" style:font-size-asian="11pt" style:font-size-complex="11pt"/>
    </style:style>
    <style:style style:name="P31" style:family="paragraph" style:parent-style-name="Table_20_Contents">
      <style:text-properties fo:font-size="11pt" officeooo:rsid="001d1488" officeooo:paragraph-rsid="001d1488" style:font-size-asian="11pt" style:font-size-complex="11pt"/>
    </style:style>
    <style:style style:name="P32" style:family="paragraph" style:parent-style-name="Table_20_Contents">
      <style:text-properties fo:font-size="11pt" officeooo:rsid="001d1488" officeooo:paragraph-rsid="001e779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01c37c8" officeooo:paragraph-rsid="001e7798" fo:background-color="#cccccc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ourier" fo:font-size="9pt" officeooo:rsid="001c37c8" officeooo:paragraph-rsid="001c37c8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urier" fo:font-size="9pt" officeooo:rsid="001c37c8" officeooo:paragraph-rsid="001e4679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urier" fo:font-size="9pt" officeooo:rsid="001c37c8" officeooo:paragraph-rsid="001e7798" style:font-size-asian="9pt" style:font-size-complex="9pt"/>
    </style:style>
    <style:style style:name="P37" style:family="paragraph" style:parent-style-name="Table_20_Contents">
      <style:text-properties style:font-name="Courier" fo:font-size="9pt" officeooo:rsid="001a453f" officeooo:paragraph-rsid="001c37c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urier" fo:font-size="9pt" officeooo:rsid="001a453f" officeooo:paragraph-rsid="001e4679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urier" fo:font-size="9pt" officeooo:rsid="001a453f" officeooo:paragraph-rsid="001e7798" style:font-size-asian="9pt" style:font-size-complex="9pt"/>
    </style:style>
    <style:style style:name="P40" style:family="paragraph" style:parent-style-name="Table_20_Contents">
      <style:text-properties style:font-name="Courier" fo:font-size="9pt" officeooo:rsid="001a453f" officeooo:paragraph-rsid="001e7798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urier" fo:font-size="9pt" officeooo:paragraph-rsid="001e4679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urier" fo:font-size="9pt" officeooo:rsid="001c37c8" officeooo:paragraph-rsid="001e7798" fo:background-color="#cccccc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urier" fo:font-size="9pt" officeooo:paragraph-rsid="001e7798" fo:background-color="transparent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urier" fo:font-size="9pt" officeooo:rsid="001c37c8" officeooo:paragraph-rsid="001e7798" fo:background-color="transparent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rsid="001c37c8" officeooo:paragraph-rsid="001e7798" fo:background-color="transparent" style:font-size-asian="11pt" style:font-size-complex="11pt"/>
    </style:style>
    <style:style style:name="P46" style:family="paragraph" style:parent-style-name="Standard" style:list-style-name="L1">
      <style:text-properties fo:font-size="11pt" officeooo:paragraph-rsid="001896dc" style:font-size-asian="11pt" style:font-size-complex="11pt"/>
    </style:style>
    <style:style style:name="P47" style:family="paragraph" style:parent-style-name="Standard" style:list-style-name="L2">
      <style:text-properties fo:font-size="11pt" style:font-size-asian="11pt" style:font-size-complex="11pt"/>
    </style:style>
    <style:style style:name="P48" style:family="paragraph" style:parent-style-name="Standard">
      <style:text-properties style:font-name="Courier" fo:font-size="9pt" officeooo:paragraph-rsid="0023610c" style:font-size-asian="9pt" style:font-size-complex="9pt"/>
    </style:style>
    <style:style style:name="P49" style:family="paragraph" style:parent-style-name="Standard">
      <style:text-properties style:font-name="Courier" fo:font-size="9pt" officeooo:paragraph-rsid="00269b06" style:font-size-asian="9pt" style:font-size-complex="9pt"/>
    </style:style>
    <style:style style:name="P50" style:family="paragraph" style:parent-style-name="Standard">
      <style:paragraph-properties fo:break-before="page"/>
      <style:text-properties fo:font-size="11pt" officeooo:rsid="001e4679" officeooo:paragraph-rsid="001e7798" style:font-size-asian="11pt" style:font-size-complex="11pt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Courier" fo:font-size="9pt" officeooo:rsid="001a453f" officeooo:paragraph-rsid="001a453f" fo:background-color="#cccccc" style:font-size-asian="9pt" style:font-size-complex="9pt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style:font-name="Courier" fo:font-size="9pt" officeooo:rsid="001a453f" officeooo:paragraph-rsid="001a453f" style:font-size-asian="9pt" style:font-size-complex="9pt"/>
    </style:style>
    <style:style style:name="T1" style:family="text">
      <style:text-properties style:font-name="Courier" fo:font-size="10pt" style:font-size-asian="10pt" style:font-size-complex="10pt"/>
    </style:style>
    <style:style style:name="T2" style:family="text">
      <style:text-properties officeooo:rsid="001896dc"/>
    </style:style>
    <style:style style:name="T3" style:family="text">
      <style:text-properties officeooo:rsid="001a453f"/>
    </style:style>
    <style:style style:name="T4" style:family="text">
      <style:text-properties officeooo:rsid="001c37c8"/>
    </style:style>
    <style:style style:name="T5" style:family="text">
      <style:text-properties officeooo:rsid="001d1488"/>
    </style:style>
    <style:style style:name="T6" style:family="text">
      <style:text-properties officeooo:rsid="001e4679"/>
    </style:style>
    <style:style style:name="T7" style:family="text">
      <style:text-properties officeooo:rsid="001e7798"/>
    </style:style>
    <style:style style:name="T8" style:family="text">
      <style:text-properties officeooo:rsid="001f3d98"/>
    </style:style>
    <style:style style:name="T9" style:family="text">
      <style:text-properties officeooo:rsid="00204bd2"/>
    </style:style>
    <style:style style:name="T10" style:family="text">
      <style:text-properties officeooo:rsid="0023610c"/>
    </style:style>
    <style:style style:name="T11" style:family="text">
      <style:text-properties officeooo:rsid="0024b945"/>
    </style:style>
    <style:style style:name="T12" style:family="text">
      <style:text-properties officeooo:rsid="00269b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Question 1</text:p>
      <text:p text:style-name="P14"/>
      <text:p text:style-name="P14">25 minutes to complete, 5 minutes to upload.</text:p>
      <text:p text:style-name="P1"/>
      <text:p text:style-name="P1">Many encoded strings contain delimiters. A delimiter is a non-empty string that acts as a boundary between different parts of a larger string. The delimiters involved in this question occur in pairs that must be balanced, with each pair having an open delimiter and a close delimiter. There will be only one type of delimiter for each string. The following are examples of delimiters.</text:p>
      <text:p text:style-name="P1"/>
      <text:p text:style-name="P10">Example 1</text:p>
      <text:p text:style-name="P3">Expressions in mathematics use open parentheses "(" and close parentheses ")" as delimiters. For each open parenthesis, there must be a matching close parenthesis.</text:p>
      <text:list xml:id="list2045120510" text:style-name="L1">
        <text:list-item>
          <text:p text:style-name="P46">(x + y) * 5 is a valid mathematical expression.</text:p>
        </text:list-item>
        <text:list-item>
          <text:p text:style-name="P46">(x + (y) is NOT a valid mathematical expression because there are more open delimiters than close delimiters.</text:p>
        </text:list-item>
      </text:list>
      <text:p text:style-name="P1"/>
      <text:p text:style-name="P10">Example 2</text:p>
      <text:p text:style-name="P1">HTML uses &lt;B&gt; and &lt;/B&gt; as delimiters. For each open delimiter &lt;B&gt;, there must be a matching close delimiter &lt;/B&gt;.</text:p>
      <text:list xml:id="list3085603026" text:style-name="L2">
        <text:list-item>
          <text:p text:style-name="P47"><text:span text:style-name="T1">&lt;B&gt; Make this text bold &lt;/B&gt;</text:span> is valid HTML.</text:p>
        </text:list-item>
        <text:list-item>
          <text:p text:style-name="P47"><text:span text:style-name="T1">&lt;B&gt; Make this text bold &lt;/UB&gt;</text:span> is NOT valid HTML because there is one open delimiter and no matching close delimiter.</text:p>
        </text:list-item>
      </text:list>
      <text:p text:style-name="P1"/>
      <text:p text:style-name="P1">In this question, you will write two methods in the following Delimiters class.</text:p>
      <text:p text:style-name="P1"/>
      <text:p text:style-name="P15">public class Delimiters</text:p>
      <text:p text:style-name="P15">{</text:p>
      <text:p text:style-name="P20">/** <text:span text:style-name="T3">Instance variables</text:span>. */</text:p>
      <text:p text:style-name="P22">private String openDel;</text:p>
      <text:p text:style-name="P23">private String closeDel;</text:p>
      <text:p text:style-name="P51"><text:span text:style-name="T9">private </text:span>String[] tokens;</text:p>
      <text:p text:style-name="P20"/>
      <text:p text:style-name="P21">/** Constructs a Delimiters object where open is the open delimiter and close is </text:p>
      <text:p text:style-name="P21">* <text:s text:c="2"/>the close delimiter.</text:p>
      <text:p text:style-name="P20">* <text:s text:c="2"/>Precondition: open and close are non-empty strings.</text:p>
      <text:p text:style-name="P20">*/</text:p>
      <text:p text:style-name="P23">public Delimiters(String <text:span text:style-name="T3">o</text:span>, String <text:span text:style-name="T3">c</text:span>, String[] <text:span text:style-name="T3">t</text:span>)</text:p>
      <text:p text:style-name="P20">{</text:p>
      <text:p text:style-name="P24">openDel = <text:span text:style-name="T3">o</text:span>;</text:p>
      <text:p text:style-name="P24">closeDel = <text:span text:style-name="T3">c</text:span>;</text:p>
      <text:p text:style-name="P52">tokens = t;</text:p>
      <text:p text:style-name="P20">}</text:p>
      <text:p text:style-name="P20"/>
      <text:p text:style-name="P20">/** Returns an ArrayList of <text:span text:style-name="T2">integers</text:span>, as described in part (a). */</text:p>
      <text:p text:style-name="P22">public ArrayList&lt;<text:span text:style-name="T2">Integer</text:span>&gt; <text:span text:style-name="T2">precedenceRank</text:span>()</text:p>
      <text:p text:style-name="P20">{ /* to be implemented in part (a) */ }</text:p>
      <text:p text:style-name="P20"/>
      <text:p text:style-name="P20">/** Returns <text:span text:style-name="T3">list of one or more token strings, as described in part</text:span> (b). */</text:p>
      <text:p text:style-name="P22">public <text:span text:style-name="T2">ArrayList&lt;String&gt;</text:span> <text:span text:style-name="T3">evaluateFirst</text:span>()</text:p>
      <text:p text:style-name="P20">{ /* to be implemented in part (b) */ }</text:p>
      <text:p text:style-name="P20"/>
      <text:p text:style-name="P20">// There may be instance variables, constructors, and methods that are not shown.</text:p>
      <text:p text:style-name="P48">}</text:p>
      <text:p text:style-name="P26">(a) A string containing text and possibly delimiters has been split into tokens and stored in</text:p>
      <text:p text:style-name="P2">String[] tokens. Each token is either an open delimiter, a close delimiter, or a substring that is not a</text:p>
      <text:p text:style-name="P2">delimiter. You will write the method <text:span text:style-name="T3">precedenceRank</text:span>, which returns an ArrayList</text:p>
      <text:p text:style-name="P1">containing <text:span text:style-name="T3">integers indicating the level of nesting of each token. <text:s/>Whenever the token openDel is encountered, the count increases by 1, and whenever closeDel is encountered, the count decreases by 1.</text:span></text:p>
      <text:p text:style-name="P1">The following examples show the contents of an ArrayList returned by getDelimitersList for</text:p>
      <text:p text:style-name="P1">different open and close delimiters and different tokens arrays.</text:p>
      <text:p text:style-name="P1"/>
      <text:p text:style-name="P1"/>
      <text:p text:style-name="P11">Example 1</text:p>
      <text:p text:style-name="P16">openDel: "<text:span text:style-name="T5">(</text:span>"</text:p>
      <text:p text:style-name="P17">closeDel: "<text:span text:style-name="T5">)</text:span>"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>
          <table:table-cell table:style-name="Table1.A1" office:value-type="string">
            <text:p text:style-name="P27">tokens</text:p>
          </table:table-cell>
          <table:table-cell table:style-name="Table1.A1" office:value-type="string">
            <text:p text:style-name="P35">"a<text:span text:style-name="T6">+"</text:span> </text:p>
          </table:table-cell>
          <table:table-cell table:style-name="Table1.A1" office:value-type="string">
            <text:p text:style-name="P38"><text:span text:style-name="T4">"</text:span>(<text:span text:style-name="T4">"</text:span></text:p>
          </table:table-cell>
          <table:table-cell table:style-name="Table1.A1" office:value-type="string">
            <text:p text:style-name="P35">"("</text:p>
          </table:table-cell>
          <table:table-cell table:style-name="Table1.A1" office:value-type="string">
            <text:p text:style-name="P35">"x+y"</text:p>
          </table:table-cell>
          <table:table-cell table:style-name="Table1.A1" office:value-type="string">
            <text:p text:style-name="P35">")"</text:p>
          </table:table-cell>
          <table:table-cell table:style-name="Table1.A1" office:value-type="string">
            <text:p text:style-name="P41"><text:span text:style-name="T4">"</text:span>*<text:span text:style-name="T4">b"</text:span></text:p>
          </table:table-cell>
          <table:table-cell table:style-name="Table1.H1" office:value-type="string">
            <text:p text:style-name="P35">")"</text:p>
          </table:table-cell>
        </table:table-row>
        <table:table-row>
          <table:table-cell table:style-name="Table1.A2" office:value-type="string">
            <text:p text:style-name="P31">precedenceRank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H2" office:value-type="string">
            <text:p text:style-name="P29">0</text:p>
          </table:table-cell>
        </table:table-row>
      </table:table>
      <text:p text:style-name="P4"/>
      <text:p text:style-name="P1"/>
      <text:p text:style-name="P12">Example <text:span text:style-name="T4">2</text:span></text:p>
      <text:p text:style-name="P16">openDel: "&lt;q&gt;"</text:p>
      <text:p text:style-name="P17">closeDel: "&lt;/q&gt;"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 table:number-columns-repeated="2"/>
        <table:table-column table:style-name="Table2.I"/>
        <table:table-row>
          <table:table-cell table:style-name="Table2.A1" office:value-type="string">
            <text:p text:style-name="P37">tokens</text:p>
          </table:table-cell>
          <table:table-cell table:style-name="Table2.A1" office:value-type="string">
            <text:p text:style-name="P35">"a"</text:p>
          </table:table-cell>
          <table:table-cell table:style-name="Table2.A1" office:value-type="string">
            <text:p text:style-name="P35">"&lt;q&gt;"</text:p>
          </table:table-cell>
          <table:table-cell table:style-name="Table2.A1" office:value-type="string">
            <text:p text:style-name="P35">"b"</text:p>
          </table:table-cell>
          <table:table-cell table:style-name="Table2.A1" office:value-type="string">
            <text:p text:style-name="P35">"&lt;/q&gt;"</text:p>
          </table:table-cell>
          <table:table-cell table:style-name="Table2.A1" office:value-type="string">
            <text:p text:style-name="P35">"c"</text:p>
          </table:table-cell>
          <table:table-cell table:style-name="Table2.A1" office:value-type="string">
            <text:p text:style-name="P35">"&lt;q&gt;"</text:p>
          </table:table-cell>
          <table:table-cell table:style-name="Table2.A1" office:value-type="string">
            <text:p text:style-name="P35">"d"</text:p>
          </table:table-cell>
          <table:table-cell table:style-name="Table2.I1" office:value-type="string">
            <text:p text:style-name="P35">"&lt;/q&gt;"</text:p>
          </table:table-cell>
        </table:table-row>
        <table:table-row>
          <table:table-cell table:style-name="Table2.A2" office:value-type="string">
            <text:p text:style-name="P37">precedenceRank</text:p>
          </table:table-cell>
          <table:table-cell table:style-name="Table2.A2" office:value-type="string">
            <text:p text:style-name="P34">0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4">0</text:p>
          </table:table-cell>
          <table:table-cell table:style-name="Table2.A2" office:value-type="string">
            <text:p text:style-name="P34">0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4">1</text:p>
          </table:table-cell>
          <table:table-cell table:style-name="Table2.I2" office:value-type="string">
            <text:p text:style-name="P34">0</text:p>
          </table:table-cell>
        </table:table-row>
      </table:table>
      <text:p text:style-name="P7"/>
      <text:p text:style-name="P1"/>
      <text:p text:style-name="P1"/>
      <text:p text:style-name="P1">Complete <text:span text:style-name="T5">the </text:span>method <text:span text:style-name="T5">precedenceRank</text:span>:</text:p>
      <text:p text:style-name="P1"/>
      <text:p text:style-name="P15">/** Returns an ArrayList of delimiters from the array tokens, as described in part (a). */</text:p>
      <text:p text:style-name="P15">public ArrayList&lt;<text:span text:style-name="T5">Integer</text:span>&gt; <text:span text:style-name="T5">precedenceRank</text:span>()</text:p>
      <text:p text:style-name="P1"/>
      <text:p text:style-name="P1"/>
      <text:p text:style-name="P1"/>
      <text:p text:style-name="P25">(b) Write the method <text:span text:style-name="T6">evaluateFirst</text:span>, which returns <text:span text:style-name="T11">a list of one or more tokens (but not delimiter tokens) that have the highest precedence, which are the token(s) that should be evaluated before the other tokens.</text:span></text:p>
      <text:p text:style-name="P1"/>
      <text:p text:style-name="P13">Example 1</text:p>
      <text:p text:style-name="P19">openDel: "<text:span text:style-name="T5">(</text:span>"</text:p>
      <text:p text:style-name="P18">closeDel: "<text:span text:style-name="T5">)</text:span>"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H"/>
        <table:table-row>
          <table:table-cell table:style-name="Table3.A1" office:value-type="string">
            <text:p text:style-name="P28">tokens</text:p>
          </table:table-cell>
          <table:table-cell table:style-name="Table3.A1" office:value-type="string">
            <text:p text:style-name="P44">"a<text:span text:style-name="T6">+"</text:span> </text:p>
          </table:table-cell>
          <table:table-cell table:style-name="Table3.A1" office:value-type="string">
            <text:p text:style-name="P39"><text:span text:style-name="T4">"</text:span>(<text:span text:style-name="T4">"</text:span></text:p>
          </table:table-cell>
          <table:table-cell table:style-name="Table3.A1" office:value-type="string">
            <text:p text:style-name="P36">"("</text:p>
          </table:table-cell>
          <table:table-cell table:style-name="Table3.A1" office:value-type="string">
            <text:p text:style-name="P42">"x+y"</text:p>
          </table:table-cell>
          <table:table-cell table:style-name="Table3.A1" office:value-type="string">
            <text:p text:style-name="P36">")"</text:p>
          </table:table-cell>
          <table:table-cell table:style-name="Table3.A1" office:value-type="string">
            <text:p text:style-name="P43"><text:span text:style-name="T4">"</text:span>*<text:span text:style-name="T4">b"</text:span></text:p>
          </table:table-cell>
          <table:table-cell table:style-name="Table3.H1" office:value-type="string">
            <text:p text:style-name="P36">")"</text:p>
          </table:table-cell>
        </table:table-row>
        <table:table-row>
          <table:table-cell table:style-name="Table3.A2" office:value-type="string">
            <text:p text:style-name="P32">precedenceRank</text:p>
          </table:table-cell>
          <table:table-cell table:style-name="Table3.A2" office:value-type="string">
            <text:p text:style-name="P45">0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33">2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45">1</text:p>
          </table:table-cell>
          <table:table-cell table:style-name="Table3.H2" office:value-type="string">
            <text:p text:style-name="P30">0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0">evaluat<text:span text:style-name="T10">eFirst</text:span></text:p>
          </table:table-cell>
          <table:table-cell table:style-name="Table5.B1" office:value-type="string">
            <text:p text:style-name="P36">"x + y"</text:p>
          </table:table-cell>
        </table:table-row>
      </table:table>
      <text:p text:style-name="P9"/>
      <text:p text:style-name="P6"/>
      <text:p text:style-name="P13">Example <text:span text:style-name="T4">2</text:span></text:p>
      <text:p text:style-name="P19">openDel: "&lt;q&gt;"</text:p>
      <text:p text:style-name="P18">closeDel: "&lt;/q&gt;"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 table:number-columns-repeated="2"/>
        <table:table-column table:style-name="Table4.I"/>
        <table:table-row>
          <table:table-cell table:style-name="Table4.A1" office:value-type="string">
            <text:p text:style-name="P40">tokens</text:p>
          </table:table-cell>
          <table:table-cell table:style-name="Table4.A1" office:value-type="string">
            <text:p text:style-name="P44">"a<text:span text:style-name="T7">a</text:span>"</text:p>
          </table:table-cell>
          <table:table-cell table:style-name="Table4.A1" office:value-type="string">
            <text:p text:style-name="P36">"&lt;q&gt;"</text:p>
          </table:table-cell>
          <table:table-cell table:style-name="Table4.A1" office:value-type="string">
            <text:p text:style-name="P42">"b<text:span text:style-name="T7">b</text:span>"</text:p>
          </table:table-cell>
          <table:table-cell table:style-name="Table4.A1" office:value-type="string">
            <text:p text:style-name="P36">"&lt;/q&gt;"</text:p>
          </table:table-cell>
          <table:table-cell table:style-name="Table4.A1" office:value-type="string">
            <text:p text:style-name="P44">"c<text:span text:style-name="T7">c</text:span>"</text:p>
          </table:table-cell>
          <table:table-cell table:style-name="Table4.A1" office:value-type="string">
            <text:p text:style-name="P36">"&lt;q&gt;"</text:p>
          </table:table-cell>
          <table:table-cell table:style-name="Table4.A1" office:value-type="string">
            <text:p text:style-name="P42">"d<text:span text:style-name="T7">d</text:span>"</text:p>
          </table:table-cell>
          <table:table-cell table:style-name="Table4.I1" office:value-type="string">
            <text:p text:style-name="P36">"&lt;/q&gt;"</text:p>
          </table:table-cell>
        </table:table-row>
        <table:table-row>
          <table:table-cell table:style-name="Table4.A2" office:value-type="string">
            <text:p text:style-name="P40">precedenceRank</text:p>
          </table:table-cell>
          <table:table-cell table:style-name="Table4.A2" office:value-type="string">
            <text:p text:style-name="P44">0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36">0</text:p>
          </table:table-cell>
          <table:table-cell table:style-name="Table4.A2" office:value-type="string">
            <text:p text:style-name="P44">0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42">1</text:p>
          </table:table-cell>
          <table:table-cell table:style-name="Table4.I2" office:value-type="string">
            <text:p text:style-name="P36">0</text:p>
          </table:table-cell>
        </table:table-row>
      </table:table>
      <text:p text:style-name="P6"/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0">evaluat<text:span text:style-name="T10">eFirst</text:span></text:p>
          </table:table-cell>
          <table:table-cell table:style-name="Table6.A1" office:value-type="string">
            <text:p text:style-name="P36">"<text:span text:style-name="T7">bb</text:span>"</text:p>
          </table:table-cell>
          <table:table-cell table:style-name="Table6.C1" office:value-type="string">
            <text:p text:style-name="P36">"<text:span text:style-name="T7">dd</text:span>"</text:p>
          </table:table-cell>
        </table:table-row>
      </table:table>
      <text:p text:style-name="P9"/>
      <text:p text:style-name="P1"/>
      <text:p text:style-name="P1"/>
      <text:p text:style-name="P1"/>
      <text:p text:style-name="P9">Complete method <text:span text:style-name="T6">evaluateFirst</text:span> below.</text:p>
      <text:p text:style-name="P8"/>
      <text:p text:style-name="P49">/** Returns <text:span text:style-name="T3">list of one or more token strings, as described in part</text:span> (b). */</text:p>
      <text:p text:style-name="P19">public <text:span text:style-name="T7">ArrayList&lt;String&gt;</text:span> <text:span text:style-name="T6">evaluateFirst</text:span>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8:47:16.121967183</meta:creation-date>
    <dc:date>2020-04-28T20:58:08.898620904</dc:date>
    <meta:editing-duration>PT5H9M4S</meta:editing-duration>
    <meta:editing-cycles>7</meta:editing-cycles>
    <meta:generator>LibreOffice/6.0.7.3$Linux_X86_64 LibreOffice_project/00m0$Build-3</meta:generator>
    <meta:document-statistic meta:table-count="6" meta:image-count="0" meta:object-count="0" meta:page-count="3" meta:paragraph-count="134" meta:word-count="604" meta:character-count="3464" meta:non-whitespace-character-count="2990"/>
  </office:meta>
</office:document-meta>
</file>